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, sans-serif" svg:font-family="Arial, sans-serif" style:font-family-generic="roman" svg:panose-1="0 0 0 0 0 0 0 0 0 0"/>
    <style:font-face style:name="Times" svg:font-family="Times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" style:parent-style-name="Normal" style:family="paragraph">
      <style:paragraph-properties fo:text-align="justify" fo:margin-bottom="0in" fo:line-height="115%"/>
    </style:style>
    <style:style style:name="T6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8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9" style:parent-style-name="DefaultParagraphFont" style:family="text">
      <style:text-properties style:font-name="Times New Roman" style:font-name-complex="Times New Roman" fo:font-style="italic" style:font-style-asian="italic" fo:color="#333333" fo:font-size="12pt" style:font-size-asian="12pt" style:font-size-complex="12pt" fo:background-color="#FFFFFF"/>
    </style:style>
    <style:style style:name="T10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11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14" style:parent-style-name="pb" style:family="text">
      <style:text-properties fo:background-color="transparent"/>
    </style:style>
    <style:style style:name="P15" style:parent-style-name="Heading1" style:family="paragraph">
      <style:text-properties style:font-name="Times New Roman" style:font-name-complex="Times New Roman" style:use-window-font-color="true"/>
    </style:style>
    <style:style style:name="P16" style:parent-style-name="Heading2" style:family="paragraph">
      <style:text-properties style:font-name="Times New Roman" style:font-name-complex="Times New Roman" style:use-window-font-color="true"/>
    </style:style>
    <style:style style:name="T17" style:parent-style-name="persName" style:family="text">
      <style:text-properties fo:background-color="transparent"/>
    </style:style>
    <style:style style:name="T18" style:parent-style-name="placeName" style:family="text">
      <style:text-properties fo:background-color="transparent"/>
    </style:style>
    <style:style style:name="T19" style:parent-style-name="placeName" style:family="text">
      <style:text-properties fo:background-color="transparent"/>
    </style:style>
    <style:style style:name="T20" style:parent-style-name="tech" style:family="text">
      <style:text-properties fo:background-color="transparent"/>
    </style:style>
    <style:style style:name="T21" style:parent-style-name="persName" style:family="text">
      <style:text-properties fo:background-color="transparent"/>
    </style:style>
    <style:style style:name="T22" style:parent-style-name="persName" style:family="text">
      <style:text-properties fo:background-color="transparent"/>
    </style:style>
    <style:style style:name="T23" style:parent-style-name="persName" style:family="text">
      <style:text-properties fo:background-color="transparent"/>
    </style:style>
    <style:style style:name="T24" style:parent-style-name="CommentReference" style:family="text">
      <style:text-properties style:font-name="Calibri" style:font-name-asian="Calibri" style:font-name-complex="Times New Roman" style:language-asian="en" style:country-asian="US"/>
    </style:style>
    <style:style style:name="T25" style:parent-style-name="persName" style:family="text">
      <style:text-properties fo:background-color="transparent"/>
    </style:style>
    <style:style style:name="T26" style:parent-style-name="persName" style:family="text">
      <style:text-properties fo:background-color="transparent"/>
    </style:style>
    <style:style style:name="T27" style:parent-style-name="pb" style:family="text">
      <style:text-properties fo:background-color="transparent"/>
    </style:style>
    <style:style style:name="T28" style:parent-style-name="pb" style:family="text">
      <style:text-properties fo:background-color="transparent"/>
    </style:style>
    <style:style style:name="T29" style:parent-style-name="persName" style:family="text">
      <style:text-properties fo:background-color="transparent"/>
    </style:style>
    <style:style style:name="P3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34" style:parent-style-name="placeName" style:family="text">
      <style:text-properties fo:background-color="transparent"/>
    </style:style>
    <style:style style:name="T35" style:parent-style-name="name" style:family="text">
      <style:text-properties fo:background-color="transparent"/>
    </style:style>
    <style:style style:name="T36" style:parent-style-name="persName" style:family="text">
      <style:text-properties fo:background-color="transparent"/>
    </style:style>
    <style:style style:name="T37" style:parent-style-name="tech" style:family="text">
      <style:text-properties fo:background-color="transparent"/>
    </style:style>
    <style:style style:name="T38" style:parent-style-name="pb" style:family="text">
      <style:text-properties fo:background-color="transparent"/>
    </style:style>
    <style:style style:name="P3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opyeditor : Mathilde Nicolas.<text:s/></text:p>
      <text:p text:style-name="P2">Creator: Loret Jean (1595 ?-1665).<text:s/></text:p>
      <text:p text:style-name="P3">Title:<text:s/>"Avertissante", La Muze historique, Lettre XIX, Lettre en vers à Son Altesse Madame la Duchesse de Nemours. Du 17 mai 1664.</text:p>
      <text:p text:style-name="P4">Date:<text:s/>1664/05/17.<text:s/></text:p>
      <text:p text:style-name="P5"><text:span text:style-name="T6">Bibl:<text:s/></text:span><text:span text:style-name="T7">Loret Jean</text:span><text:span text:style-name="T8">,<text:s/></text:span><text:span text:style-name="T9">La muze historique, ou Recueil des lettres en vers contenant les nouvelles du temps : écrites à Son Altesse Mademoizelle de Longueville, depuis duchesse de Nemours (1650-1665)</text:span><text:span text:style-name="T10">, Paris, Charlese Chenault, 1664</text:span><text:span text:style-name="T11">.</text:span></text:p>
      <text:p text:style-name="P12"/>
      <text:p text:style-name="P13"/>
      <text:p text:style-name="BodyText"><text:span text:style-name="T14">198</text:span></text:p>
      <text:h text:style-name="P15" text:outline-level="1">LETTRE DIX-NEUFIÉME</text:h>
      <text:p text:style-name="BodyText"/>
      <text:p text:style-name="BodyText">Du<text:s/><text:span text:style-name="date">[samedi] dix-septiéme May</text:span>.</text:p>
      <text:p text:style-name="BodyText"/>
      <text:h text:style-name="P16" text:outline-level="2">AVERTISSANTE.</text:h>
      <text:p text:style-name="BodyText"/>
      <text:p text:style-name="l">Ha que j’ay de peine à me mettre</text:p>
      <text:soft-page-break/>
      <text:p text:style-name="l">A faire aujourd’hui nôtre Lettre !</text:p>
      <text:p text:style-name="l">Hâ<text:s/><text:span text:style-name="T17">Princesse</text:span>, que j’ay de peur</text:p>
      <text:p text:style-name="l">(Si mon préjugé n’est trompeur)</text:p>
      <text:p text:style-name="l">Que de loin de vous rendre contente,</text:p>
      <text:p text:style-name="l">Et de répondre à vôtre atente,</text:p>
      <text:p text:style-name="l">Qu’elle n’aye rien d’assez doux</text:p>
      <text:p text:style-name="l">Pour la Cour, ny mesmes pour Vous.</text:p>
      <text:p text:style-name="l">Ma Veine n’est pas bien ouverte,<text:s/></text:p>
      <text:p text:style-name="l">Elle n’est peu, ny point dizerte ;</text:p>
      <text:p text:style-name="l">Et j’ay, par un fatal revers,</text:p>
      <text:p text:style-name="l">Plus de peine à faire deux Vers,</text:p>
      <text:p text:style-name="l">Que je n’ay, dans d’autres semaines,</text:p>
      <text:p text:style-name="l">Pour en compozer deux douzaines.</text:p>
      <text:p text:style-name="l">Oüay, que veut donc dire cela ?</text:p>
      <text:p text:style-name="l">Quel caprice êtrange est-ce là ?</text:p>
      <text:p text:style-name="l">D’où vient que j’ay l’esprit si beste ?</text:p>
      <text:p text:style-name="l">Toutefois, en gratant ma teste,</text:p>
      <text:p text:style-name="l">Je suis à ce point arivé</text:p>
      <text:p text:style-name="l">Que mon Prélude est achevé.</text:p>
      <text:p text:style-name="l"/>
      <text:p text:style-name="l">Mais je conjure ceux et celles</text:p>
      <text:p text:style-name="l">Qui, dans les suivantes Nouvelles</text:p>
      <text:p text:style-name="l">Auront quelque intérêt, ou part,<text:s/></text:p>
      <text:p text:style-name="l">D’avoir quelque petit égar</text:p>
      <text:soft-page-break/>
      <text:p text:style-name="l">A cette humeur toute de glace</text:p>
      <text:p text:style-name="l">Que j’alégue dans ma Préface,</text:p>
      <text:p text:style-name="l">Car je puis dire, en vérité,<text:s/></text:p>
      <text:p text:style-name="l">Que c’est avec sincérité.</text:p>
      <text:p text:style-name="l"/>
      <text:p text:style-name="l">Quand je parlay, vaille-que-vaille,</text:p>
      <text:p text:style-name="l">L’autre-jour, un peu de<text:s/><text:span text:style-name="T18">Versaille</text:span>,</text:p>
      <text:p text:style-name="l"/>
      <text:p text:style-name="l">Faute d’avis, faute d’amis,</text:p>
      <text:p text:style-name="l">Dans nôtre Lettre en Vers j’obmis</text:p>
      <text:p text:style-name="l">Une choze assez de remarque ;</text:p>
      <text:p text:style-name="l">Asssavoir que nôtre<text:s/><text:span text:style-name="T19">Monarque</text:span>,</text:p>
      <text:p text:style-name="l">Qui d’adresse, en pluzieurs façons,</text:p>
      <text:p text:style-name="l">Pouroit faire à tous des leçons,</text:p>
      <text:p text:style-name="l">Etant nay pour bien des conquestes,</text:p>
      <text:p text:style-name="l">Obtint en la<text:s/><text:span text:style-name="T20">Course des Testes</text:span></text:p>
      <text:p text:style-name="l">Le très-riche Prix destiné</text:p>
      <text:p text:style-name="l">Pour le bras le plus fortuné :</text:p>
      <text:p text:style-name="l">Mais par une bonté Royale,</text:p>
      <text:p text:style-name="l">Que l’on peut nommer sans égale,</text:p>
      <text:p text:style-name="l">Ce Prix qu’il avoit mérité,</text:p>
      <text:p text:style-name="l">Par luy<text:s/>ne fut point accepté ;</text:p>
      <text:p text:style-name="l">Et ce<text:s/><text:span text:style-name="T21">Roy</text:span><text:s/>que chacun honore,</text:p>
      <text:p text:style-name="l">Voulant qu’on recourût encore,</text:p>
      <text:p text:style-name="l"><text:span text:style-name="T22">Monseigneur le Duc de Coâlin</text:span>,</text:p>
      <text:p text:style-name="l">D’un très-noble Pére, orfelin,</text:p>
      <text:p text:style-name="l">Et qui, d’esprit et de courage,</text:p>
      <text:p text:style-name="l">Posséde le doux avantage,</text:p>
      <text:p text:style-name="l">Si bien courut, et disputa,</text:p>
      <text:p text:style-name="l">Qu’en fin finale il l’emporta ;</text:p>
      <text:p text:style-name="l">Lequel Prix était (que je pense)</text:p>
      <text:p text:style-name="l">Un Diamant de conséquence,</text:p>
      <text:p text:style-name="l">Valant des Loüis maints et maints,</text:p>
      <text:p text:style-name="l">Et donné par d’<text:span text:style-name="T23">illustre mains</text:span>.<text:s/><office:annotation office:name="0"><dc:creator>Windows User</dc:creator><dc:date>2020-02-12T15:39:00</dc:date><text:p text:style-name="CommentText">Une note dans le texte précisant qui a remis le prix, faut-il la transcrire ?</text:p><text:p text:style-name="CommentText"/></office:annotation>[La Reine]<text:span text:style-name="T24"><office:annotation-end office:name="0"/></text:span></text:p>
      <text:p text:style-name="l">Comme<text:s/><text:span text:style-name="T25">ma Muze</text:span><text:s/>a grande estime</text:p>
      <text:p text:style-name="l">Pour iceluy<text:s/><text:span text:style-name="T26">Duc</text:span><text:s/>magnanime,<text:s/></text:p>
      <text:p text:style-name="l">J’aurois plutôt parlé de luy,</text:p>
      <text:p text:style-name="l">Mais je n’ay sceu, que d’aujourd’huy,</text:p>
      <text:p text:style-name="l">Cette précieuze victoire,</text:p>
      <text:p text:style-name="l">Dont il aquit bien de la gloire.<text:s/></text:p>
      <text:p text:style-name="l"/>
      <text:p text:style-name="l"><text:span text:style-name="T27">199</text:span></text:p>
      <text:p text:style-name="l">Mercredy, lors qu'à Saint-Denis,</text:p>
      <text:p text:style-name="l">(Où<text:s/>furent Gens presque infinis)</text:p>
      <text:p text:style-name="l">Comne on a coûtume de faire,</text:p>
      <text:p text:style-name="l">On<text:s/>célébroit l'Anniversaire</text:p>
      <text:p text:style-name="l">De<text:s/>Louis Treize du Nom,</text:p>
      <text:p text:style-name="l">Roy (Comme<text:s/>on sçait) de grand renom,</text:p>
      <text:p text:style-name="l">Pour sa justice et sa vaillance,</text:p>
      <text:p text:style-name="l">Et qui<text:s/>fit prézent à la France,</text:p>
      <text:p text:style-name="l">De deux admirables Enfans,</text:p>
      <text:p text:style-name="l">Dans nos cœurs toûjours trionfans,</text:p>
      <text:p text:style-name="l">Dont l'un, sur les François domine,</text:p>
      <text:p text:style-name="l">Brave, bien-fait, de bonne mine,</text:p>
      <text:p text:style-name="l">Aux grandes chozes adonné;</text:p>
      <text:p text:style-name="l">Et 1’autre, assavoir son Puîné,</text:p>
      <text:p text:style-name="l">Est le Cadet le plus aimable</text:p>
      <text:p text:style-name="l">Qui<text:s/>soit sur la Terre habitable.</text:p>
      <text:p text:style-name="l">Durant, donc, iceluy jour-là,</text:p>
      <text:p text:style-name="l">L’Auguste Reine-Mére alla</text:p>
      <text:p text:style-name="l">Dans le<text:s/>plus beau des Monastéres,</text:p>
      <text:p text:style-name="l">Ordonner aussi des priéres,</text:p>
      <text:p text:style-name="l">Pour rendre Dieu propice et doux</text:p>
      <text:p text:style-name="l">Audit<text:s/>défunt Roy son Epous:</text:p>
      <text:p text:style-name="l">Ensuite, avec des cœurs sincéres,</text:p>
      <text:p text:style-name="l">Elle receut l'adieu des Méres</text:p>
      <text:p text:style-name="l">Epouzes de Nôtre-Seigneur,</text:p>
      <text:p text:style-name="l">Qui, de six mois, n'auront l'honneur</text:p>
      <text:p text:style-name="l">De revoir cette Grande Reine:</text:p>
      <text:p text:style-name="l">Car<text:s/>depuis, elle a pris la peine</text:p>
      <text:p text:style-name="l">D’aller avec toute la Cour</text:p>
      <text:p text:style-name="l">Habiter<text:s/>ce pompeux séjour</text:p>
      <text:p text:style-name="l">Dont la Rézidence est si belle,</text:p>
      <text:p text:style-name="l">Et qui Fontainebleau s'apelle.</text:p>
      <text:p text:style-name="l"/>
      <text:p text:style-name="l">J’ay sceu d'un excélent Auteur,</text:p>
      <text:p text:style-name="l">Que Monsieur d'Arque, Sénateur,</text:p>
      <text:p text:style-name="l">Du<text:s/>Parlement de Rotomage,</text:p>
      <text:p text:style-name="l">Que<text:s/>l'on tient être prude et sage,</text:p>
      <text:p text:style-name="l">Et, mesmement, docte et sçavant,</text:p>
      <text:p text:style-name="l">Ayant professé, cy-devant,</text:p>
      <text:p text:style-name="l">(Non pas sans quelque sindérèze)</text:p>
      <text:p text:style-name="l">La Foy de Calvin et de Béze,</text:p>
      <text:p text:style-name="l">Par divine inspiration,</text:p>
      <text:p text:style-name="l">Et<text:s/>a fait abjuration</text:p>
      <text:p text:style-name="l">Depuis<text:s/>des jours environ douze,</text:p>
      <text:p text:style-name="l">Et Madame, aussi, son Epouze,</text:p>
      <text:p text:style-name="l">Tous deux instruits sufizamment,</text:p>
      <text:p text:style-name="l">Et tous leurs Enfans, mesmement:</text:p>
      <text:p text:style-name="l">Laquelle Action autentique,</text:p>
      <text:p text:style-name="l">Autant<text:s/>que sainte et catholique,</text:p>
      <text:p text:style-name="l">Se<text:s/>fit avec assez d'éclat,</text:p>
      <text:p text:style-name="l">Entre les mains de leur Prélat</text:p>
      <text:p text:style-name="l">(Des plus fameux qui soient en France)</text:p>
      <text:p text:style-name="l">Dans<text:s/>Gaillon, Maizon de plaizance,</text:p>
      <text:p text:style-name="l">Et l'un des séjours plus charmans,</text:p>
      <text:p text:style-name="l"/>
      <text:p text:style-name="l">Qui soient dans les Climats Normans ;</text:p>
      <text:p text:style-name="l">Lequel Prélat, remply de zéle,</text:p>
      <text:p text:style-name="l">Prézenta ce nouveau Fidelle,</text:p>
      <text:p text:style-name="l">Dans Versaille, au Roy, l'autre-jour,</text:p>
      <text:p text:style-name="l">Où, lors, êtoit toute la Cour:</text:p>
      <text:p text:style-name="l">Lequel Roy montra grande joye</text:p>
      <text:p text:style-name="l">De le voir dans la bonne voye,</text:p>
      <text:p text:style-name="l">Luy promit sa protection,</text:p>
      <text:p text:style-name="l">Avéques protestation</text:p>
      <text:p text:style-name="l">D'en donner des preuves puissantes</text:p>
      <text:p text:style-name="l">Dans les occazions naissantes,</text:p>
      <text:p text:style-name="l">Luy dizant (mesmes) sçavoir bien</text:p>
      <text:p text:style-name="l">Qu'il êtoit fort Homme-de-bien,</text:p>
      <text:p text:style-name="l">Qu'il êtoit prudent et capable,</text:p>
      <text:p text:style-name="l">Juge et Magistrat équitable,</text:p>
      <text:p text:style-name="l">Et que pour le Party Royal</text:p>
      <text:p text:style-name="l">Il fût toûjours droit et loyal ;</text:p>
      <text:p text:style-name="l">Lesquels mots de ce Grand Monarque,</text:p>
      <text:p text:style-name="l">Charmérent fort ledit Sieur d'Arque.</text:p>
      <text:p text:style-name="l">Quand il eut vû Sa Majesté,</text:p>
      <text:p text:style-name="l">La Reine-Mére eut la bonté</text:p>
      <text:p text:style-name="l">De voir le susdit Personnage,</text:p>
      <text:p text:style-name="l">Qu'Elle receut d'un bon vizage;</text:p>
      <text:p text:style-name="l">Et Monsieur d'Orléans, aussy,</text:p>
      <text:p text:style-name="l">Eut un mesme et pareil soucy :</text:p>
      <text:p text:style-name="l">Auquel un Réligionnaire,</text:p>
      <text:p text:style-name="l">Qui n'est pas un Homme vulgaire,</text:p>
      <text:p text:style-name="l">Dit » Il faut que ce Converty</text:p>
      <text:p text:style-name="l">» Dézertant de nôtre Party,</text:p>
      <text:p text:style-name="l">» Ait eu mainte raizon expresse</text:p>
      <text:p text:style-name="l">» De quiter Marot pour la Messe:</text:p>
      <text:p text:style-name="l">»<text:s/>Car, enfin, je suis assûré</text:p>
      <text:p text:style-name="l">» Qu'il êtoit fort considéré</text:p>
      <text:p text:style-name="l">» Pour la valeur de sa Personne</text:p>
      <text:p text:style-name="l">» Des Eglizes qu'il abandonne.</text:p>
      <text:p text:style-name="l">A peu prés, voila ce qu'il dit ;</text:p>
      <text:p text:style-name="l">Et j'ay sceu qu'on luy répondit</text:p>
      <text:p text:style-name="l">Que le favorable langage</text:p>
      <text:p text:style-name="l">Qu'il tenoit de ce Personnage,</text:p>
      <text:p text:style-name="l">Venant de luy, valoit, du moins,</text:p>
      <text:p text:style-name="l">Deux douzaines d'autres témoins.</text:p>
      <text:p text:style-name="l"/>
      <text:p text:style-name="l">Après cecy, faut que je die</text:p>
      <text:p text:style-name="l">Qu'on m'a mandé de Picardie,</text:p>
      <text:p text:style-name="l">Que l'Episcopus de Noyon,</text:p>
      <text:p text:style-name="l">Le vray modelle, ou le crayon</text:p>
      <text:p text:style-name="l">D'un Prélat remply de mérites,</text:p>
      <text:p text:style-name="l">Et continüant ses vizites,</text:p>
      <text:p text:style-name="l">Pour, de propos chrétiens et saints,</text:p>
      <text:p text:style-name="l">Instruire ses Diocézains</text:p>
      <text:p text:style-name="l">Touchant les points plus salutéres</text:p>
      <text:p text:style-name="l">De nos adorables Mystéres,</text:p>
      <text:p text:style-name="l">Fut avec joye et grand'amour,</text:p>
      <text:p text:style-name="l">Receu dans Chauny, l'autre-jour,</text:p>
      <text:p text:style-name="l"/>
      <text:p text:style-name="l"><text:span text:style-name="T28">200</text:span></text:p>
      <text:p text:style-name="l">Où tous les Corps d'icelle Ville,</text:p>
      <text:p text:style-name="l">Avec mainte Harangue habille</text:p>
      <text:p text:style-name="l">Et des discours judicieux,</text:p>
      <text:p text:style-name="l">Le complimentérent des mieux:</text:p>
      <text:p text:style-name="l">Il déploya son éloquence</text:p>
      <text:p text:style-name="l">Devant une grande aflüence</text:p>
      <text:p text:style-name="l">De Gens venus des environs,</text:p>
      <text:p text:style-name="l">Tant Manans, Bourgeois, que Barons,</text:p>
      <text:p text:style-name="l">Et de ses mains Episcopales,</text:p>
      <text:p text:style-name="l">Avec des ferveurs sans égales,</text:p>
      <text:p text:style-name="l">Il en confirma quantité</text:p>
      <text:p text:style-name="l">Qui ne l'avoient jamais été :</text:p>
      <text:p text:style-name="l">Enfin, il prêche, il catéchize,</text:p>
      <text:p text:style-name="l">Il s'adonne tout à l'Eglize,</text:p>
      <text:p text:style-name="l">Vaquant souvent à l'oraizon ;</text:p>
      <text:p text:style-name="l">Et l'on luy donne, avec raizon,</text:p>
      <text:p text:style-name="l">L'un et l'autre titre honorable,</text:p>
      <text:p text:style-name="l">D'éloquent et d'infatigable.</text:p>
      <text:p text:style-name="l"/>
      <text:p text:style-name="l">Mes chers Lecteurs, grands et petits,</text:p>
      <text:p text:style-name="l">Soyez, s'il vous plaît, avertis</text:p>
      <text:p text:style-name="l">Comme d'une choze certaine,</text:p>
      <text:p text:style-name="l">De la Grossesse de la Reine,</text:p>
      <text:p text:style-name="l">Qui dans cét an, et vers la fin,</text:p>
      <text:p text:style-name="l">Doit donner à son cher Daufin</text:p>
      <text:p text:style-name="l">Une Sœur, ou, possible, un Frére :</text:p>
      <text:p text:style-name="l">Je souhaite d'un cœur sincére,</text:p>
      <text:p text:style-name="l">Quand arivera ce moment,</text:p>
      <text:p text:style-name="l">Qu'elle en acouche heureuzement.</text:p>
      <text:p text:style-name="l"/>
      <text:p text:style-name="l">Un nommé Monsieur de la Vauve,</text:p>
      <text:p text:style-name="l">Noble Breton, ou Diou-me-sauve,</text:p>
      <text:p text:style-name="l">Fut, l'autre-jour, à peu de bruit,</text:p>
      <text:p text:style-name="l">Qu'il êtoit dix heures de nuit,</text:p>
      <text:p text:style-name="l">Ataqué par trois drôles d'hommes,</text:p>
      <text:p text:style-name="l">Qui ne luy trouvant nules sommes,</text:p>
      <text:p text:style-name="l">Bijoux, diamans, ny rubis,</text:p>
      <text:p text:style-name="l">Se saizirent de ses habits,</text:p>
      <text:p text:style-name="l">Et l'ayant mis nud en chemize,</text:p>
      <text:p text:style-name="l">Par raillerie, ou gaillardize,</text:p>
      <text:p text:style-name="l">L'escortérent civilement,</text:p>
      <text:p text:style-name="l">Jusqu'à l'huis de son logement,</text:p>
      <text:p text:style-name="l">Prés de ce Palais admirable,</text:p>
      <text:p text:style-name="l">(Jusqu'à cette heure, incomparable)</text:p>
      <text:p text:style-name="l">Nommé le Palais d'Orléans,</text:p>
      <text:p text:style-name="l">Et quand il fut entré léans,</text:p>
      <text:p text:style-name="l"/>
      <text:p text:style-name="l">Ces trois Messieurs se retirerérent ;</text:p>
      <text:p text:style-name="l">Mais sur leurs pas ils retournérent</text:p>
      <text:p text:style-name="l">Et heurtans avec le marteau,<text:s/></text:p>
      <text:p text:style-name="l">Rendirent pourpoint et manteau,</text:p>
      <text:p text:style-name="l">Chapeau, cordon, chausses, jartiére,</text:p>
      <text:p text:style-name="l">A Madame sa Chambriére,<text:s/></text:p>
      <text:p text:style-name="l">Luy donnant un billet en main,</text:p>
      <text:p text:style-name="l">Qui dizoit » Que le lendemain,</text:p>
      <text:p text:style-name="l">» Aux Cordeliers, et sans remize</text:p>
      <text:p text:style-name="l">» Et sans minuter de surprit</text:p>
      <text:p text:style-name="l">» Son Maître portât à tous trois</text:p>
      <text:p text:style-name="l">» Trente Loüis-d'or et de poids,</text:p>
      <text:p text:style-name="l">»<text:s/>Que l'un d'eux prend roit en<text:s/>cachette,</text:p>
      <text:p text:style-name="l">»<text:s/>Et les métroit dans sa pochette,</text:p>
      <text:p text:style-name="l">» A<text:s/>côté droit du bénoîtier,<text:s/></text:p>
      <text:p text:style-name="l">» Ou,<text:s/>qu'autrement,<text:s/>point de quartier.</text:p>
      <text:p text:style-name="l">Ledit Monsieur n’y manqua mie,</text:p>
      <text:p text:style-name="l">Y fut deux heures<text:s/>et demie,<text:s/></text:p>
      <text:p text:style-name="l">Et nul d'iceux ne vint, pourtant,</text:p>
      <text:p text:style-name="l">Prendre ledit argent comptant.</text:p>
      <text:p text:style-name="l">Le jour suivant, autre message,</text:p>
      <text:p text:style-name="l">Portant, à peu prés, ce langage,</text:p>
      <text:p text:style-name="l">Que d'un pas vîte et diligent</text:p>
      <text:p text:style-name="l">On leur portât ledit argent,<text:s/></text:p>
      <text:p text:style-name="l">Sans<text:s/>bruit, sans escorte et sans armes,</text:p>
      <text:p text:style-name="l">Entre les Chartreux et les Carmes,</text:p>
      <text:p text:style-name="l">La Vauve, assez prompt et sou</text:p>
      <text:p text:style-name="l">Avec douze de ses amis,<text:s/></text:p>
      <text:p text:style-name="l">Au rendez-vous se transportérent</text:p>
      <text:p text:style-name="l">Mais personne n'y rencontrèren</text:p>
      <text:p text:style-name="l">Et ce Gentilhomme Breton</text:p>
      <text:p text:style-name="l">Atend un tiers Billet, dit-on.<text:s/></text:p>
      <text:p text:style-name="l">C'est une charmante personne</text:p>
      <text:p text:style-name="l">Qui l'avis de cecy me donne,</text:p>
      <text:p text:style-name="l">En<text:s/>termes cent fois plus jolis<text:s/></text:p>
      <text:p text:style-name="l">Que ces Vers, Lecteur, que tu lis:</text:p>
      <text:p text:style-name="l">Mais si j'ay compris son mémoire,</text:p>
      <text:p text:style-name="l">C'est ainsi que finit l'histoire.</text:p>
      <text:p text:style-name="l"/>
      <text:p text:style-name="l"><text:span text:style-name="T29">Princesse</text:span>, digne de bon-heur,</text:p>
      <text:p text:style-name="l">J'espére bien avoir l'honneur</text:p>
      <text:p text:style-name="l">D'aller dans vôtre Rézidence</text:p>
      <text:p text:style-name="l">Vous faire, en bref, la révérence.</text:p>
      <text:p text:style-name="l"/>
      <text:p text:style-name="l">Le<text:s/><text:span text:style-name="date">dix-sept May</text:span>, jour<text:s/>pluvieux,</text:p>
      <text:p text:style-name="l">Dontles Champs s'en trouveront mieux.</text:p>
      <text:p text:style-name="P30"/>
      <text:p text:style-name="P31"/>
      <text:p text:style-name="P32"/>
      <text:p text:style-name="P33"/>
      <text:p text:style-name="BodyText">Les titres et corps de texte sont stylés à partir des styles par défaut du logiciel (Titre, Titre 1, Titre 2, Corps de Texte, etc.).</text:p>
      <text:p text:style-name="BodyText"/>
      <text:p text:style-name="salute">Les salutations</text:p>
      <text:p text:style-name="l">Les<text:s/>vers</text:p>
      <text:p text:style-name="BodyText"/>
      <text:p text:style-name="BodyText"><text:span text:style-name="T34">Les noms de lieu</text:span></text:p>
      <text:p text:style-name="BodyText"><text:span text:style-name="date">Les dates</text:span></text:p>
      <text:p text:style-name="BodyText"><text:span text:style-name="foreign">Les segments en langue étrangère</text:span></text:p>
      <text:p text:style-name="l"/>
      <text:p text:style-name="l"><text:span text:style-name="T35">Les noms de personnages</text:span></text:p>
      <text:p text:style-name="l"/>
      <text:p text:style-name="l"><text:span text:style-name="T36">Les noms de personnes réelles</text:span></text:p>
      <text:p text:style-name="l"/>
      <text:p text:style-name="l"><text:span text:style-name="T37">Les techniques</text:span></text:p>
      <text:p text:style-name="l"/>
      <text:p text:style-name="byline">L’annonce de l’auteur ou de l’éditeur : « Par Barbier »</text:p>
      <text:p text:style-name="byline"/>
      <text:p text:style-name="BodyText"><text:span text:style-name="T38">Les numéros de page.</text:span>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, sans-serif" svg:font-family="Arial, sans-serif" style:font-family-generic="roman" svg:panose-1="0 0 0 0 0 0 0 0 0 0"/>
    <style:font-face style:name="Times" svg:font-family="Times" style:font-family-generic="roman" style:font-pitch="variable" svg:panose-1="2 2 6 3 5 4 5 2 3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b" style:display-name="&lt;pb&gt;" style:family="text">
      <style:text-properties style:font-name="Arial, sans-serif" fo:color="#999999" fo:font-size="11pt" style:font-size-asian="11pt" fo:background-color="#FFFFFF"/>
    </style:style>
    <style:style style:name="persName" style:display-name="&lt;persName&gt;" style:family="text">
      <style:text-properties style:use-window-font-color="true" fo:background-color="#FFFF00"/>
    </style:style>
    <style:style style:name="placeName" style:display-name="&lt;placeName&gt;" style:family="text">
      <style:text-properties fo:background-color="#FF0000"/>
    </style:style>
    <style:style style:name="name" style:display-name="&lt;name&gt;" style:family="text">
      <style:text-properties fo:background-color="#0000FF"/>
    </style:style>
    <style:style style:name="tech" style:display-name="&lt;tech&gt;" style:family="text">
      <style:text-properties fo:background-color="#FFFF00"/>
    </style:style>
    <style:style style:name="BodyText" style:display-name="Body Text" style:family="paragraph" style:parent-style-name="Normal">
      <style:paragraph-properties fo:text-align="justify" fo:margin-top="0.059in" fo:margin-bottom="0.059in" fo:line-height="115%"/>
      <style:text-properties style:font-name="Times" style:font-name-asian="Times" style:font-name-complex="Times New Roman" fo:font-size="12pt" style:font-size-asian="12pt" style:font-size-complex="10pt" style:language-asian="fr" style:country-asian="FR" fo:hyphenate="false"/>
    </style:style>
    <style:style style:name="BodyTextChar" style:display-name="Body Text Char" style:family="text" style:parent-style-name="DefaultParagraphFont">
      <style:text-properties style:font-name="Times" style:font-name-asian="Times" style:font-name-complex="Times New Roman" fo:font-size="12pt" style:font-size-asian="12pt" style:font-size-complex="10pt" style:language-asian="fr" style:country-asian="FR"/>
    </style:style>
    <style:style style:name="salute" style:display-name="&lt;salute&gt;" style:family="paragraph" style:parent-style-name="Normal" style:next-style-name="BodyText">
      <style:paragraph-properties fo:margin-top="0.3937in" fo:margin-bottom="0.3937in" fo:line-height="100%"/>
      <style:text-properties style:font-name="Times" style:font-name-asian="Times" style:font-name-complex="Times New Roman" fo:font-size="12pt" style:font-size-asian="12pt" style:font-size-complex="10pt" style:language-asian="fr" style:country-asian="FR" fo:hyphenate="false"/>
    </style:style>
    <style:style style:name="foreign" style:display-name="&lt;foreign&gt;" style:family="text" style:parent-style-name="DefaultParagraphFont">
      <style:text-properties fo:color="#FF00FF"/>
    </style:style>
    <style:style style:name="byline" style:display-name="&lt;byline&gt;" style:family="paragraph" style:parent-style-name="Normal" style:next-style-name="BodyText">
      <style:paragraph-properties fo:text-align="end" fo:margin-bottom="0in" fo:line-height="100%"/>
      <style:text-properties style:font-name="Times" style:font-name-asian="Times" style:font-name-complex="Times New Roman" fo:font-size="12pt" style:font-size-asian="12pt" style:font-size-complex="10pt" style:language-asian="fr" style:country-asian="FR" fo:hyphenate="false"/>
    </style:style>
    <style:style style:name="l" style:display-name="&lt;l&gt;" style:family="paragraph" style:parent-style-name="Normal">
      <style:paragraph-properties fo:margin-bottom="0in" fo:line-height="100%"/>
      <style:text-properties style:font-name="Times" style:font-name-asian="Times" style:font-name-complex="Times New Roman" fo:font-size="12pt" style:font-size-asian="12pt" style:font-size-complex="10pt" style:language-asian="fr" style:country-asian="FR" fo:hyphenate="false"/>
    </style:style>
    <style:style style:name="date" style:display-name="&lt;date&gt;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ord</dc:creator>
    <meta:creation-date>2020-02-21T11:24:00Z</meta:creation-date>
    <dc:date>2020-02-21T11:24:00Z</dc:date>
    <meta:template xlink:href="Normal" xlink:type="simple"/>
    <meta:editing-cycles>2</meta:editing-cycles>
    <meta:editing-duration>PT0S</meta:editing-duration>
    <meta:document-statistic meta:page-count="3" meta:paragraph-count="17" meta:word-count="1329" meta:character-count="8891" meta:row-count="63" meta:non-whitespace-character-count="7579"/>
  </office:meta>
</office:document-meta>
</file>